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2" style:family="table">
      <style:table-properties style:width="7.1826in" fo:margin-left="-0.1889in" table:align="left" style:writing-mode="lr-tb"/>
    </style:style>
    <style:style style:name="Table12.A" style:family="table-column">
      <style:table-column-properties style:column-width="2.0028in"/>
    </style:style>
    <style:style style:name="Table12.B" style:family="table-column">
      <style:table-column-properties style:column-width="1.7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2.0549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2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2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2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2.B3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12.A4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2.B4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139in solid #000000" style:writing-mode="lr-tb">
        <style:background-image/>
      </style:table-cell-properties>
    </style:style>
    <style:style style:name="Table12.D4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Table13" style:family="table">
      <style:table-properties style:width="7.1819in" fo:margin-left="-0.1889in" table:align="left" style:writing-mode="lr-tb"/>
    </style:style>
    <style:style style:name="Table13.A" style:family="table-column">
      <style:table-column-properties style:column-width="1.7563in"/>
    </style:style>
    <style:style style:name="Table13.B" style:family="table-column">
      <style:table-column-properties style:column-width="5.4257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3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3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3.A13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3.B13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P1" style:family="paragraph" style:parent-style-name="Footer">
      <style:text-properties fo:font-style="normal" style:font-style-asian="normal" style:font-style-complex="normal"/>
    </style:style>
    <style:style style:name="P2" style:family="paragraph" style:parent-style-name="Text_20_body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3" style:family="paragraph" style:parent-style-name="Standard">
      <style:paragraph-properties fo:text-align="end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4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5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Arial1" fo:font-size="18pt" fo:language="zxx" fo:country="none" fo:font-weight="bold" style:letter-kerning="true" style:font-name-asian="Arial1" style:font-size-asian="18pt" style:language-asian="zh" style:country-asian="CN" style:font-weight-asian="bold" style:font-name-complex="Arial1" style:font-size-complex="18pt" style:font-weight-complex="bold" fo:hyphenate="false" fo:hyphenation-remain-char-count="2" fo:hyphenation-push-char-count="2"/>
    </style:style>
    <style:style style:name="P6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7" style:family="paragraph" style:parent-style-name="Standard" style:list-style-name="L2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8" style:family="paragraph" style:parent-style-name="Text_20_body" style:list-style-name="L1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9" style:family="paragraph" style:parent-style-name="Text_20_body" style:list-style-name="L3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0" style:family="paragraph" style:parent-style-name="Text_20_body" style:list-style-name="L4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1" style:family="paragraph" style:parent-style-name="Text_20_body" style:list-style-name="L5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2" style:family="paragraph" style:parent-style-name="Text_20_body" style:list-style-name="L5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text-line-through-style="solid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T1" style:family="text"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naming an Image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3">Use Case ID:</text:p>
          </table:table-cell>
          <table:table-cell table:style-name="Table12.B1" table:number-columns-spanned="3" office:value-type="string">
            <text:p text:style-name="P4">IM00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3">Use Case Name:</text:p>
          </table:table-cell>
          <table:table-cell table:style-name="Table12.B2" table:number-columns-spanned="3" office:value-type="string">
            <text:p text:style-name="P4">Renaming an Image.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3">Created By:</text:p>
          </table:table-cell>
          <table:table-cell table:style-name="Table12.B3" office:value-type="string">
            <text:p text:style-name="P4">Alejandro Sosa</text:p>
          </table:table-cell>
          <table:table-cell table:style-name="Table12.B3" office:value-type="string">
            <text:p text:style-name="P3">Last Updated By:</text:p>
          </table:table-cell>
          <table:table-cell table:style-name="Table12.B2" office:value-type="string">
            <text:p text:style-name="P4">Alejandro Sosa</text:p>
          </table:table-cell>
        </table:table-row>
        <table:table-row table:style-name="Table12.1">
          <table:table-cell table:style-name="Table12.A4" office:value-type="string">
            <text:p text:style-name="P3">Date Created:</text:p>
          </table:table-cell>
          <table:table-cell table:style-name="Table12.B4" office:value-type="string">
            <text:p text:style-name="P4">4/3/13</text:p>
          </table:table-cell>
          <table:table-cell table:style-name="Table12.B4" office:value-type="string">
            <text:p text:style-name="P3">Date Last Updated:</text:p>
          </table:table-cell>
          <table:table-cell table:style-name="Table12.D4" office:value-type="string">
            <text:p text:style-name="P4">4/7/2013</text:p>
          </table:table-cell>
        </table:table-row>
      </table:table>
      <text:p text:style-name="P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">Actors:</text:p>
          </table:table-cell>
          <table:table-cell table:style-name="Table13.B1" office:value-type="string">
            <text:p text:style-name="P4">End-user</text:p>
          </table:table-cell>
        </table:table-row>
        <table:table-row table:style-name="Table13.1">
          <table:table-cell table:style-name="Table13.A2" office:value-type="string">
            <text:p text:style-name="P3">Description:</text:p>
          </table:table-cell>
          <table:table-cell table:style-name="Table13.B2" office:value-type="string">
            <text:p text:style-name="P2">The Actor wishs to rename an Image associated to an Album.</text:p>
          </table:table-cell>
        </table:table-row>
        <table:table-row table:style-name="Table13.1">
          <table:table-cell table:style-name="Table13.A2" office:value-type="string">
            <text:p text:style-name="P3">Preconditions:</text:p>
          </table:table-cell>
          <table:table-cell table:style-name="Table13.B2" office:value-type="string">
            <text:list xml:id="list3515369579801218436" text:style-name="L1">
              <text:list-item>
                <text:p text:style-name="P8">PhotoBomber is at the Album View.</text:p>
              </text:list-item>
              <text:list-item>
                <text:p text:style-name="P8">There is at least one Image associated to the Album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Postconditions:</text:p>
          </table:table-cell>
          <table:table-cell table:style-name="Table13.B2" office:value-type="string">
            <text:list xml:id="list4826432970189948315" text:style-name="L2">
              <text:list-item>
                <text:p text:style-name="P7">The Image that the Actor wished to rename now has a new name specified by the Actor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Normal Flow:</text:p>
          </table:table-cell>
          <table:table-cell table:style-name="Table13.B2" office:value-type="string">
            <text:list xml:id="list6560377336827293150" text:style-name="L3">
              <text:list-item>
                <text:p text:style-name="P9">The Actor right-clicks on the Image they wish to rename.</text:p>
              </text:list-item>
              <text:list-item>
                <text:p text:style-name="P9">There appears a context menu with a symbol of a pencil. The Actor single clicks the symbol of the pencil.</text:p>
              </text:list-item>
              <text:list-item>
                <text:p text:style-name="P9">A bar with 2 textfields slides down from the title bar. The Actor enters the new image name in the textfield labeled "Choose name" and the previous image name highlighted in the textfield.</text:p>
              </text:list-item>
              <text:list-item>
                <text:p text:style-name="P9">A1 or A2.</text:p>
              </text:list-item>
              <text:list-item>
                <text:p text:style-name="P9">The Actor can end this Use Case at anytime by single clicking the button with X below the textfields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Alternative Flows:</text:p>
          </table:table-cell>
          <table:table-cell table:style-name="Table13.B2" office:value-type="string">
            <text:list xml:id="list3731712044381390488" text:style-name="L4">
              <text:list-item>
                <text:p text:style-name="P10">The Acter presses the enter key once.(E1, E2, E3)</text:p>
              </text:list-item>
              <text:list-item>
                <text:p text:style-name="P10">The Acter single clicks on the button with the checkbox.(E1, E2, E3)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Exceptions:</text:p>
          </table:table-cell>
          <table:table-cell table:style-name="Table13.B2" office:value-type="string">
            <text:list xml:id="list3747586185140308513" text:style-name="L5">
              <text:list-item>
                <text:p text:style-name="P11">The Image name that the Actor entered contains invalid characters. The image name remains unchanged. PhotoBomber will display a tooltip bordered in red with the message "Image names can only contain letters, numbers and spaces." The textfield will be bordered in red and briefly flash with a light red background color and then remain in that color until the bar closes.</text:p>
              </text:list-item>
              <text:list-item>
                <text:p text:style-name="P11">The Image name that the Actor entered is not <text:span text:style-name="T1">unique. </text:span>The image name remains unchanged. <text:s/>PhotoBomber will display a tooltip bordered in red with the message "The image is not unique." The textfield will be bordered in red and briefly flash with a light red background color and then remain in that color until the bar closes.</text:p>
              </text:list-item>
              <text:list-item>
                <text:p text:style-name="P12">PhotoBomber cannot rename the Image, and displays the following message "PhotoBomber failed to change the name of the image."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Includes:</text:p>
          </table:table-cell>
          <table:table-cell table:style-name="Table13.B2" office:value-type="string">
            <text:p text:style-name="P4">None</text:p>
          </table:table-cell>
        </table:table-row>
        <table:table-row table:style-name="Table13.1">
          <table:table-cell table:style-name="Table13.A2" office:value-type="string">
            <text:p text:style-name="P3">Priority:</text:p>
          </table:table-cell>
          <table:table-cell table:style-name="Table13.B2" office:value-type="string">
            <text:p text:style-name="P4">High</text:p>
          </table:table-cell>
        </table:table-row>
        <table:table-row table:style-name="Table13.1">
          <table:table-cell table:style-name="Table13.A2" office:value-type="string">
            <text:p text:style-name="P3">Frequency of Use:</text:p>
          </table:table-cell>
          <table:table-cell table:style-name="Table13.B2" office:value-type="string">
            <text:p text:style-name="P4">Very Frequent</text:p>
          </table:table-cell>
        </table:table-row>
        <table:table-row table:style-name="Table13.1">
          <table:table-cell table:style-name="Table13.A2" office:value-type="string">
            <text:p text:style-name="P3">Special Requirements:</text:p>
          </table:table-cell>
          <table:table-cell table:style-name="Table13.B2" office:value-type="string">
            <text:p text:style-name="P4">None</text:p>
          </table:table-cell>
        </table:table-row>
        <table:table-row table:style-name="Table13.1">
          <table:table-cell table:style-name="Table13.A2" office:value-type="string">
            <text:p text:style-name="P3">Assumption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13" office:value-type="string">
            <text:p text:style-name="P3">Notes and Issues:</text:p>
          </table:table-cell>
          <table:table-cell table:style-name="Table13.B13" office:value-type="string">
            <text:p text:style-name="P4">None</text:p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Standard" style:next-style-name="Subtitle" style:class="chapter">
      <style:paragraph-properties fo:margin-top="0.1665in" fo:margin-bottom="0.5in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tyle="normal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PhotoBomber Studios, LL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01:52:09</meta:creation-date>
    <dc:date>2013-04-07T20:01:42.35</dc:date>
    <meta:editing-duration>PT39M27S</meta:editing-duration>
    <meta:editing-cycles>17</meta:editing-cycles>
    <meta:generator>OpenOffice.org/3.4$Win32 OpenOffice.org_project/340m1$Build-9590</meta:generator>
    <meta:document-statistic meta:table-count="2" meta:image-count="0" meta:object-count="0" meta:page-count="2" meta:paragraph-count="48" meta:word-count="360" meta:character-count="2055"/>
  </office:meta>
</office:document-meta>
</file>